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1.45520833333333cm" style:use-optimal-column-width="true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7.5670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29645833333333cm" style:use-optimal-column-width="true"/>
    </style:style>
    <style:style style:name="co11" style:family="table-column">
      <style:table-column-properties fo:break-before="auto" style:column-width="2.40770833333333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910416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_threa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70053468" table:style-name="ce1">
            <table:cell-range-source table:name="aggregate" table:last-column-spanned="1" table:last-row-spanned="10" xlink:href="/Users/o.leombruni/Local_Docs/PersonalDev/logs/logs/ff/0/aggregate.csv"/>
            <text:p>70053468</text:p>
          </table:table-cell>
          <table:table-cell table:number-columns-repeated="16383" table:style-name="ce1"/>
        </table:table-row>
        <table:table-row table:style-name="ro1">
          <table:table-cell office:value-type="float" office:value="72089837" table:style-name="ce1">
            <text:p>72089837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72360418" table:formula="of:=MAX($$aggregate_1)" table:style-name="ce1">
            <text:p>72360418</text:p>
          </table:table-cell>
          <table:table-cell table:number-columns-repeated="16380"/>
        </table:table-row>
        <table:table-row table:style-name="ro1">
          <table:table-cell office:value-type="float" office:value="72081939" table:style-name="ce1">
            <text:p>72081939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69468664" table:formula="of:=MIN($$aggregate_1)" table:style-name="ce1">
            <text:p>69468664</text:p>
          </table:table-cell>
          <table:table-cell table:number-columns-repeated="16380"/>
        </table:table-row>
        <table:table-row table:style-name="ro1">
          <table:table-cell office:value-type="float" office:value="71949276" table:style-name="ce1">
            <text:p>71949276</text:p>
          </table:table-cell>
          <table:table-cell table:number-columns-repeated="16383" table:style-name="ce1"/>
        </table:table-row>
        <table:table-row table:style-name="ro1">
          <table:table-cell office:value-type="float" office:value="70742388" table:style-name="ce1">
            <text:p>7074238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566398127" table:formula="of:=(SUM($$aggregate_1) - SUM([.D2:.D3]))" table:style-name="ce1">
            <text:p>566398127</text:p>
          </table:table-cell>
          <table:table-cell table:number-columns-repeated="16380"/>
        </table:table-row>
        <table:table-row table:style-name="ro1">
          <table:table-cell office:value-type="float" office:value="72360418" table:style-name="ce1">
            <text:p>7236041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0799765.875" table:formula="of:=[.D5]/8" table:style-name="ce2">
            <text:p>70799766</text:p>
          </table:table-cell>
          <table:table-cell table:number-columns-repeated="16380"/>
        </table:table-row>
        <table:table-row table:style-name="ro1">
          <table:table-cell office:value-type="float" office:value="70016563" table:style-name="ce1">
            <text:p>70016563</text:p>
          </table:table-cell>
          <table:table-cell table:number-columns-repeated="16383" table:style-name="ce1"/>
        </table:table-row>
        <table:table-row table:style-name="ro1">
          <table:table-cell office:value-type="float" office:value="69521255" table:style-name="ce1">
            <text:p>69521255</text:p>
          </table:table-cell>
          <table:table-cell table:number-columns-repeated="16383" table:style-name="ce1"/>
        </table:table-row>
        <table:table-row table:style-name="ro1">
          <table:table-cell office:value-type="float" office:value="69943401" table:style-name="ce1">
            <text:p>69943401</text:p>
          </table:table-cell>
          <table:table-cell table:number-columns-repeated="16383" table:style-name="ce1"/>
        </table:table-row>
        <table:table-row table:style-name="ro1">
          <table:table-cell office:value-type="float" office:value="69468664" table:style-name="ce1">
            <text:p>69468664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_1" table:cell-range-address="0_threads.$A$1:0_threads.$A$10" table:base-cell-address="0_threads.$A$1"/>
        </table:named-expressions>
      </table:table>
      <table:table table:name="1_thread" table:style-name="ta2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144286727" table:style-name="ce1">
            <table:cell-range-source table:name="aggregate1" table:last-column-spanned="1" table:last-row-spanned="10" xlink:href="/Users/o.leombruni/Local_Docs/PersonalDev/logs/logs/ff/1/aggregate.csv"/>
            <text:p>144286727</text:p>
          </table:table-cell>
          <table:table-cell table:number-columns-repeated="16383" table:style-name="ce1"/>
        </table:table-row>
        <table:table-row table:style-name="ro1">
          <table:table-cell office:value-type="float" office:value="145515646" table:style-name="ce1">
            <text:p>145515646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222215835" table:formula="of:=MAX($$de)" table:style-name="ce1">
            <text:p>222215835</text:p>
          </table:table-cell>
          <table:table-cell table:number-columns-repeated="16380"/>
        </table:table-row>
        <table:table-row table:style-name="ro1">
          <table:table-cell office:value-type="float" office:value="143992740" table:style-name="ce1">
            <text:p>143992740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43929771" table:formula="of:=MIN($$de)" table:style-name="ce1">
            <text:p>143929771</text:p>
          </table:table-cell>
          <table:table-cell table:number-columns-repeated="16380"/>
        </table:table-row>
        <table:table-row table:style-name="ro1">
          <table:table-cell office:value-type="float" office:value="143929771" table:style-name="ce1">
            <text:p>143929771</text:p>
          </table:table-cell>
          <table:table-cell table:number-columns-repeated="16383" table:style-name="ce1"/>
        </table:table-row>
        <table:table-row table:style-name="ro1">
          <table:table-cell office:value-type="float" office:value="222215835" table:style-name="ce1">
            <text:p>222215835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1159596388" table:formula="of:=(SUM($$de) - SUM([.D2:.D3]))" table:style-name="ce1">
            <text:p>1159596388</text:p>
          </table:table-cell>
          <table:table-cell table:number-columns-repeated="16380"/>
        </table:table-row>
        <table:table-row table:style-name="ro1">
          <table:table-cell office:value-type="float" office:value="147746651" table:style-name="ce1">
            <text:p>147746651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44949548.5" table:formula="of:=[.D5]/8" table:style-name="ce2">
            <text:p>144949549</text:p>
          </table:table-cell>
          <table:table-cell table:number-columns-repeated="16380"/>
        </table:table-row>
        <table:table-row table:style-name="ro1">
          <table:table-cell office:value-type="float" office:value="144118730" table:style-name="ce1">
            <text:p>144118730</text:p>
          </table:table-cell>
          <table:table-cell table:number-columns-repeated="16383" table:style-name="ce1"/>
        </table:table-row>
        <table:table-row table:style-name="ro1">
          <table:table-cell office:value-type="float" office:value="145410033" table:style-name="ce1">
            <text:p>145410033</text:p>
          </table:table-cell>
          <table:table-cell table:number-columns-repeated="16383" table:style-name="ce1"/>
        </table:table-row>
        <table:table-row table:style-name="ro1">
          <table:table-cell office:value-type="float" office:value="144179434" table:style-name="ce1">
            <text:p>144179434</text:p>
          </table:table-cell>
          <table:table-cell table:number-columns-repeated="16383" table:style-name="ce1"/>
        </table:table-row>
        <table:table-row table:style-name="ro1">
          <table:table-cell office:value-type="float" office:value="144346427" table:style-name="ce1">
            <text:p>144346427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_1" table:cell-range-address="1_thread.$A$1:1_thread.$A$10" table:base-cell-address="1_thread.$A$1"/>
        </table:named-expressions>
      </table:table>
      <table:table table:name="2_threads" table:style-name="ta2">
        <table:table-column table:style-name="co4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16378" table:default-cell-style-name="ce1"/>
        <table:table-row table:style-name="ro1">
          <table:table-cell office:value-type="float" office:value="72110060" table:style-name="ce1">
            <table:cell-range-source table:name="aggregate2" table:last-column-spanned="1" table:last-row-spanned="10" xlink:href="/Users/o.leombruni/Local_Docs/PersonalDev/logs/logs/ff/2/aggregate.csv"/>
            <text:p>72110060</text:p>
          </table:table-cell>
          <table:table-cell table:number-columns-repeated="16383" table:style-name="ce1"/>
        </table:table-row>
        <table:table-row table:style-name="ro1">
          <table:table-cell office:value-type="float" office:value="72171292" table:style-name="ce1">
            <text:p>72171292</text:p>
          </table:table-cell>
          <table:table-cell table:style-name="ce1"/>
          <table:table-cell office:value-type="string" table:style-name="ce1">
            <text:p>Maximum1</text:p>
          </table:table-cell>
          <table:table-cell office:value-type="float" office:value="142468708" table:formula="of:=MAX($$de_de)" table:style-name="ce1">
            <text:p>142468708</text:p>
          </table:table-cell>
          <table:table-cell table:number-columns-repeated="16380"/>
        </table:table-row>
        <table:table-row table:style-name="ro1">
          <table:table-cell office:value-type="float" office:value="72365137" table:style-name="ce1">
            <text:p>72365137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72011865" table:formula="of:=MIN($$aggregate)" table:style-name="ce1">
            <text:p>72011865</text:p>
          </table:table-cell>
          <table:table-cell table:number-columns-repeated="16380"/>
        </table:table-row>
        <table:table-row table:style-name="ro1">
          <table:table-cell office:value-type="float" office:value="72011865" table:style-name="ce1">
            <text:p>72011865</text:p>
          </table:table-cell>
          <table:table-cell table:number-columns-repeated="16383" table:style-name="ce1"/>
        </table:table-row>
        <table:table-row table:style-name="ro1">
          <table:table-cell office:value-type="float" office:value="142468708" table:style-name="ce1">
            <text:p>142468708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577020676" table:formula="of:=(SUM($$de_de) - SUM([.D2:.D3]))" table:style-name="ce1">
            <text:p>577020676</text:p>
          </table:table-cell>
          <table:table-cell table:number-columns-repeated="16380"/>
        </table:table-row>
        <table:table-row table:style-name="ro1">
          <table:table-cell office:value-type="float" office:value="72041402" table:style-name="ce1">
            <text:p>7204140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2127584.5" table:formula="of:=[.D5]/8" table:style-name="ce2">
            <text:p>72127585</text:p>
          </table:table-cell>
          <table:table-cell table:number-columns-repeated="16380"/>
        </table:table-row>
        <table:table-row table:style-name="ro1">
          <table:table-cell office:value-type="float" office:value="72121421" table:style-name="ce1">
            <text:p>72121421</text:p>
          </table:table-cell>
          <table:table-cell table:number-columns-repeated="16383" table:style-name="ce1"/>
        </table:table-row>
        <table:table-row table:style-name="ro1">
          <table:table-cell office:value-type="float" office:value="72024194" table:style-name="ce1">
            <text:p>72024194</text:p>
          </table:table-cell>
          <table:table-cell table:number-columns-repeated="16383" table:style-name="ce1"/>
        </table:table-row>
        <table:table-row table:style-name="ro1">
          <table:table-cell office:value-type="float" office:value="72071988" table:style-name="ce1">
            <text:p>72071988</text:p>
          </table:table-cell>
          <table:table-cell table:number-columns-repeated="16383" table:style-name="ce1"/>
        </table:table-row>
        <table:table-row table:style-name="ro1">
          <table:table-cell office:value-type="float" office:value="72115182" table:style-name="ce1">
            <text:p>72115182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2_threads.$A$1:2_threads.$A$10" table:base-cell-address="2_threads.$A$1"/>
          <table:named-range table:name="aggregate_1" table:cell-range-address="2_threads.$A$1:2_threads.$A$10" table:base-cell-address="2_threads.$A$1"/>
        </table:named-expressions>
      </table:table>
      <table:table table:name="4_threads" table:style-name="ta2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36917038" table:style-name="ce1">
            <table:cell-range-source table:name="aggregate3" table:last-column-spanned="1" table:last-row-spanned="10" xlink:href="/Users/o.leombruni/Local_Docs/PersonalDev/logs/logs/ff/4/aggregate.csv"/>
            <text:p>36917038</text:p>
          </table:table-cell>
          <table:table-cell table:number-columns-repeated="16383" table:style-name="ce1"/>
        </table:table-row>
        <table:table-row table:style-name="ro1">
          <table:table-cell office:value-type="float" office:value="36445855" table:style-name="ce1">
            <text:p>36445855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69942075" table:formula="of:=MAX($$aggregate_1)" table:style-name="ce1">
            <text:p>69942075</text:p>
          </table:table-cell>
          <table:table-cell table:number-columns-repeated="16380"/>
        </table:table-row>
        <table:table-row table:style-name="ro1">
          <table:table-cell office:value-type="float" office:value="36088949" table:style-name="ce1">
            <text:p>36088949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36032499" table:formula="of:=MIN($$aggregate_1)" table:style-name="ce1">
            <text:p>36032499</text:p>
          </table:table-cell>
          <table:table-cell table:number-columns-repeated="16380"/>
        </table:table-row>
        <table:table-row table:style-name="ro1">
          <table:table-cell office:value-type="float" office:value="36032499" table:style-name="ce1">
            <text:p>36032499</text:p>
          </table:table-cell>
          <table:table-cell table:number-columns-repeated="16383" table:style-name="ce1"/>
        </table:table-row>
        <table:table-row table:style-name="ro1">
          <table:table-cell office:value-type="float" office:value="69942075" table:style-name="ce1">
            <text:p>69942075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293666248" table:formula="of:=(SUM($$aggregate_1) - SUM([.D2:.D3]))" table:style-name="ce1">
            <text:p>293666248</text:p>
          </table:table-cell>
          <table:table-cell table:number-columns-repeated="16380"/>
        </table:table-row>
        <table:table-row table:style-name="ro1">
          <table:table-cell office:value-type="float" office:value="36688287" table:style-name="ce1">
            <text:p>36688287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36708281" table:formula="of:=[.D5]/8" table:style-name="ce2">
            <text:p>36708281</text:p>
          </table:table-cell>
          <table:table-cell table:number-columns-repeated="16380"/>
        </table:table-row>
        <table:table-row table:style-name="ro1">
          <table:table-cell office:value-type="float" office:value="36931829" table:style-name="ce1">
            <text:p>36931829</text:p>
          </table:table-cell>
          <table:table-cell table:number-columns-repeated="16383" table:style-name="ce1"/>
        </table:table-row>
        <table:table-row table:style-name="ro1">
          <table:table-cell office:value-type="float" office:value="37659609" table:style-name="ce1">
            <text:p>37659609</text:p>
          </table:table-cell>
          <table:table-cell table:number-columns-repeated="16383" table:style-name="ce1"/>
        </table:table-row>
        <table:table-row table:style-name="ro1">
          <table:table-cell office:value-type="float" office:value="36883889" table:style-name="ce1">
            <text:p>36883889</text:p>
          </table:table-cell>
          <table:table-cell table:number-columns-repeated="16383" table:style-name="ce1"/>
        </table:table-row>
        <table:table-row table:style-name="ro1">
          <table:table-cell office:value-type="float" office:value="36050792" table:style-name="ce1">
            <text:p>36050792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_1" table:cell-range-address="4_threads.$A$1:4_threads.$A$10" table:base-cell-address="4_threads.$A$1"/>
        </table:named-expressions>
      </table:table>
      <table:table table:name="8_threads" table:style-name="ta2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18417434" table:style-name="ce1">
            <table:cell-range-source table:name="aggregate4" table:last-column-spanned="1" table:last-row-spanned="10" xlink:href="/Users/o.leombruni/Local_Docs/PersonalDev/logs/logs/ff/8/aggregate.csv"/>
            <text:p>18417434</text:p>
          </table:table-cell>
          <table:table-cell table:number-columns-repeated="16383" table:style-name="ce1"/>
        </table:table-row>
        <table:table-row table:style-name="ro1">
          <table:table-cell office:value-type="float" office:value="18463261" table:style-name="ce1">
            <text:p>18463261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36410723" table:formula="of:=MAX($$aggregate)" table:style-name="ce1">
            <text:p>36410723</text:p>
          </table:table-cell>
          <table:table-cell table:number-columns-repeated="16380"/>
        </table:table-row>
        <table:table-row table:style-name="ro1">
          <table:table-cell office:value-type="float" office:value="18061624" table:style-name="ce1">
            <text:p>18061624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8059234" table:formula="of:=MIN($$aggregate)" table:style-name="ce1">
            <text:p>18059234</text:p>
          </table:table-cell>
          <table:table-cell table:number-columns-repeated="16380"/>
        </table:table-row>
        <table:table-row table:style-name="ro1">
          <table:table-cell office:value-type="float" office:value="18059234" table:style-name="ce1">
            <text:p>18059234</text:p>
          </table:table-cell>
          <table:table-cell table:number-columns-repeated="16383" table:style-name="ce1"/>
        </table:table-row>
        <table:table-row table:style-name="ro1">
          <table:table-cell office:value-type="float" office:value="36410723" table:style-name="ce1">
            <text:p>36410723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147209430" table:formula="of:=(SUM($$aggregate) - SUM([.D2:.D3]))" table:style-name="ce1">
            <text:p>147209430</text:p>
          </table:table-cell>
          <table:table-cell table:number-columns-repeated="16380"/>
        </table:table-row>
        <table:table-row table:style-name="ro1">
          <table:table-cell office:value-type="float" office:value="18454421" table:style-name="ce1">
            <text:p>18454421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8401178.75" table:formula="of:=[.D5]/8" table:style-name="ce2">
            <text:p>18401179</text:p>
          </table:table-cell>
          <table:table-cell table:number-columns-repeated="16380"/>
        </table:table-row>
        <table:table-row table:style-name="ro1">
          <table:table-cell office:value-type="float" office:value="18395887" table:style-name="ce1">
            <text:p>18395887</text:p>
          </table:table-cell>
          <table:table-cell table:number-columns-repeated="16383" table:style-name="ce1"/>
        </table:table-row>
        <table:table-row table:style-name="ro1">
          <table:table-cell office:value-type="float" office:value="18821032" table:style-name="ce1">
            <text:p>18821032</text:p>
          </table:table-cell>
          <table:table-cell table:number-columns-repeated="16383" table:style-name="ce1"/>
        </table:table-row>
        <table:table-row table:style-name="ro1">
          <table:table-cell office:value-type="float" office:value="18523350" table:style-name="ce1">
            <text:p>18523350</text:p>
          </table:table-cell>
          <table:table-cell table:number-columns-repeated="16383" table:style-name="ce1"/>
        </table:table-row>
        <table:table-row table:style-name="ro1">
          <table:table-cell office:value-type="float" office:value="18072421" table:style-name="ce1">
            <text:p>18072421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8_threads.$A$1:8_threads.$A$10" table:base-cell-address="8_threads.$A$1"/>
          <table:named-range table:name="aggregate_1" table:cell-range-address="8_threads.$A$1:8_threads.$A$10" table:base-cell-address="8_threads.$A$1"/>
        </table:named-expressions>
      </table:table>
      <table:table table:name="16_threads" table:style-name="ta2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9267150" table:style-name="ce1">
            <table:cell-range-source table:name="aggregate5" table:last-column-spanned="1" table:last-row-spanned="10" xlink:href="/Users/o.leombruni/Local_Docs/PersonalDev/logs/logs/ff/16/aggregate.csv"/>
            <text:p>9267150</text:p>
          </table:table-cell>
          <table:table-cell table:number-columns-repeated="16383" table:style-name="ce1"/>
        </table:table-row>
        <table:table-row table:style-name="ro1">
          <table:table-cell office:value-type="float" office:value="9709010" table:style-name="ce1">
            <text:p>9709010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17381179" table:formula="of:=MAX($$aggregate)" table:style-name="ce1">
            <text:p>17381179</text:p>
          </table:table-cell>
          <table:table-cell table:number-columns-repeated="16380"/>
        </table:table-row>
        <table:table-row table:style-name="ro1">
          <table:table-cell office:value-type="float" office:value="9084103" table:style-name="ce1">
            <text:p>9084103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9084103" table:formula="of:=MIN($$aggregate)" table:style-name="ce1">
            <text:p>9084103</text:p>
          </table:table-cell>
          <table:table-cell table:number-columns-repeated="16380"/>
        </table:table-row>
        <table:table-row table:style-name="ro1">
          <table:table-cell office:value-type="float" office:value="9196830" table:style-name="ce1">
            <text:p>9196830</text:p>
          </table:table-cell>
          <table:table-cell table:number-columns-repeated="16383" table:style-name="ce1"/>
        </table:table-row>
        <table:table-row table:style-name="ro1">
          <table:table-cell office:value-type="float" office:value="17381179" table:style-name="ce1">
            <text:p>17381179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74776998" table:formula="of:=(SUM($$aggregate) - SUM([.D2:.D3]))" table:style-name="ce1">
            <text:p>74776998</text:p>
          </table:table-cell>
          <table:table-cell table:number-columns-repeated="16380"/>
        </table:table-row>
        <table:table-row table:style-name="ro1">
          <table:table-cell office:value-type="float" office:value="9302233" table:style-name="ce1">
            <text:p>9302233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9347124.75" table:formula="of:=[.D5]/8" table:style-name="ce2">
            <text:p>9347125</text:p>
          </table:table-cell>
          <table:table-cell table:number-columns-repeated="16380"/>
        </table:table-row>
        <table:table-row table:style-name="ro1">
          <table:table-cell office:value-type="float" office:value="9337837" table:style-name="ce1">
            <text:p>9337837</text:p>
          </table:table-cell>
          <table:table-cell table:number-columns-repeated="16383" table:style-name="ce1"/>
        </table:table-row>
        <table:table-row table:style-name="ro1">
          <table:table-cell office:value-type="float" office:value="9588925" table:style-name="ce1">
            <text:p>9588925</text:p>
          </table:table-cell>
          <table:table-cell table:number-columns-repeated="16383" table:style-name="ce1"/>
        </table:table-row>
        <table:table-row table:style-name="ro1">
          <table:table-cell office:value-type="float" office:value="9276021" table:style-name="ce1">
            <text:p>9276021</text:p>
          </table:table-cell>
          <table:table-cell table:number-columns-repeated="16383" table:style-name="ce1"/>
        </table:table-row>
        <table:table-row table:style-name="ro1">
          <table:table-cell office:value-type="float" office:value="9098992" table:style-name="ce1">
            <text:p>9098992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16_threads.$A$1:16_threads.$A$10" table:base-cell-address="16_threads.$A$1"/>
          <table:named-range table:name="aggregate_1" table:cell-range-address="16_threads.$A$1:16_threads.$A$10" table:base-cell-address="16_threads.$A$1"/>
        </table:named-expressions>
      </table:table>
      <table:table table:name="32_threads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4702445" table:style-name="ce1">
            <table:cell-range-source table:name="aggregate6" table:last-column-spanned="1" table:last-row-spanned="10" xlink:href="/Users/o.leombruni/Local_Docs/PersonalDev/logs/logs/ff/32/aggregate.csv"/>
            <text:p>4702445</text:p>
          </table:table-cell>
          <table:table-cell table:number-columns-repeated="16383" table:style-name="ce1"/>
        </table:table-row>
        <table:table-row table:style-name="ro1">
          <table:table-cell office:value-type="float" office:value="4955161" table:style-name="ce1">
            <text:p>4955161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7324004" table:formula="of:=MAX($$aggregate)" table:style-name="ce1">
            <text:p>7324004</text:p>
          </table:table-cell>
          <table:table-cell table:number-columns-repeated="16380"/>
        </table:table-row>
        <table:table-row table:style-name="ro1">
          <table:table-cell office:value-type="float" office:value="4731634" table:style-name="ce1">
            <text:p>4731634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4660092" table:formula="of:=MIN($$aggregate)" table:style-name="ce1">
            <text:p>4660092</text:p>
          </table:table-cell>
          <table:table-cell table:number-columns-repeated="16380"/>
        </table:table-row>
        <table:table-row table:style-name="ro1">
          <table:table-cell office:value-type="float" office:value="4682759" table:style-name="ce1">
            <text:p>4682759</text:p>
          </table:table-cell>
          <table:table-cell table:number-columns-repeated="16383" table:style-name="ce1"/>
        </table:table-row>
        <table:table-row table:style-name="ro1">
          <table:table-cell office:value-type="float" office:value="7324004" table:style-name="ce1">
            <text:p>7324004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37950846" table:formula="of:=(SUM($$aggregate) - SUM([.D2:.D3]))" table:style-name="ce1">
            <text:p>37950846</text:p>
          </table:table-cell>
          <table:table-cell table:number-columns-repeated="16380"/>
        </table:table-row>
        <table:table-row table:style-name="ro1">
          <table:table-cell office:value-type="float" office:value="4674433" table:style-name="ce1">
            <text:p>4674433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743855.75" table:formula="of:=[.D5]/8" table:style-name="ce2">
            <text:p>4743856</text:p>
          </table:table-cell>
          <table:table-cell table:number-columns-repeated="16380"/>
        </table:table-row>
        <table:table-row table:style-name="ro1">
          <table:table-cell office:value-type="float" office:value="4708876" table:style-name="ce1">
            <text:p>4708876</text:p>
          </table:table-cell>
          <table:table-cell table:number-columns-repeated="16383" table:style-name="ce1"/>
        </table:table-row>
        <table:table-row table:style-name="ro1">
          <table:table-cell office:value-type="float" office:value="4803832" table:style-name="ce1">
            <text:p>4803832</text:p>
          </table:table-cell>
          <table:table-cell table:number-columns-repeated="16383" table:style-name="ce1"/>
        </table:table-row>
        <table:table-row table:style-name="ro1">
          <table:table-cell office:value-type="float" office:value="4660092" table:style-name="ce1">
            <text:p>4660092</text:p>
          </table:table-cell>
          <table:table-cell table:number-columns-repeated="16383" table:style-name="ce1"/>
        </table:table-row>
        <table:table-row table:style-name="ro1">
          <table:table-cell office:value-type="float" office:value="4691706" table:style-name="ce1">
            <text:p>4691706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32_threads.$A$1:32_threads.$A$10" table:base-cell-address="32_threads.$A$1"/>
          <table:named-range table:name="aggregate_1" table:cell-range-address="32_threads.$A$1:32_threads.$A$10" table:base-cell-address="32_threads.$A$1"/>
        </table:named-expressions>
      </table:table>
      <table:table table:name="64_threads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2867965" table:style-name="ce1">
            <table:cell-range-source table:name="aggregate7" table:last-column-spanned="1" table:last-row-spanned="10" xlink:href="/Users/o.leombruni/Local_Docs/PersonalDev/logs/logs/ff/64/aggregate.csv"/>
            <text:p>2867965</text:p>
          </table:table-cell>
          <table:table-cell table:number-columns-repeated="16383" table:style-name="ce1"/>
        </table:table-row>
        <table:table-row table:style-name="ro1">
          <table:table-cell office:value-type="float" office:value="2856234" table:style-name="ce1">
            <text:p>2856234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5460520" table:formula="of:=MAX($$aggregate)" table:style-name="ce1">
            <text:p>5460520</text:p>
          </table:table-cell>
          <table:table-cell table:number-columns-repeated="16380"/>
        </table:table-row>
        <table:table-row table:style-name="ro1">
          <table:table-cell office:value-type="float" office:value="2871660" table:style-name="ce1">
            <text:p>2871660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2816890" table:formula="of:=MIN($$aggregate)" table:style-name="ce1">
            <text:p>2816890</text:p>
          </table:table-cell>
          <table:table-cell table:number-columns-repeated="16380"/>
        </table:table-row>
        <table:table-row table:style-name="ro1">
          <table:table-cell office:value-type="float" office:value="2845741" table:style-name="ce1">
            <text:p>2845741</text:p>
          </table:table-cell>
          <table:table-cell table:number-columns-repeated="16383" table:style-name="ce1"/>
        </table:table-row>
        <table:table-row table:style-name="ro1">
          <table:table-cell office:value-type="float" office:value="5460520" table:style-name="ce1">
            <text:p>5460520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22803362" table:formula="of:=(SUM($$aggregate) - SUM([.D2:.D3]))" table:style-name="ce1">
            <text:p>22803362</text:p>
          </table:table-cell>
          <table:table-cell table:number-columns-repeated="16380"/>
        </table:table-row>
        <table:table-row table:style-name="ro1">
          <table:table-cell office:value-type="float" office:value="2816890" table:style-name="ce1">
            <text:p>2816890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850420.25" table:formula="of:=[.D5]/8" table:style-name="ce2">
            <text:p>2850420</text:p>
          </table:table-cell>
          <table:table-cell table:number-columns-repeated="16380"/>
        </table:table-row>
        <table:table-row table:style-name="ro1">
          <table:table-cell office:value-type="float" office:value="2841971" table:style-name="ce1">
            <text:p>2841971</text:p>
          </table:table-cell>
          <table:table-cell table:number-columns-repeated="16383" table:style-name="ce1"/>
        </table:table-row>
        <table:table-row table:style-name="ro1">
          <table:table-cell office:value-type="float" office:value="2861881" table:style-name="ce1">
            <text:p>2861881</text:p>
          </table:table-cell>
          <table:table-cell table:number-columns-repeated="16383" table:style-name="ce1"/>
        </table:table-row>
        <table:table-row table:style-name="ro1">
          <table:table-cell office:value-type="float" office:value="2826213" table:style-name="ce1">
            <text:p>2826213</text:p>
          </table:table-cell>
          <table:table-cell table:number-columns-repeated="16383" table:style-name="ce1"/>
        </table:table-row>
        <table:table-row table:style-name="ro1">
          <table:table-cell office:value-type="float" office:value="2831697" table:style-name="ce1">
            <text:p>2831697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64_threads.$A$1:64_threads.$A$10" table:base-cell-address="64_threads.$A$1"/>
          <table:named-range table:name="aggregate_1" table:cell-range-address="64_threads.$A$1:64_threads.$A$10" table:base-cell-address="64_threads.$A$1"/>
        </table:named-expressions>
      </table:table>
      <table:table table:name="128_threads" table:style-name="ta2">
        <table:table-column table:style-name="co12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907652" table:style-name="ce1">
            <table:cell-range-source table:name="aggregate8" table:last-column-spanned="1" table:last-row-spanned="10" xlink:href="/Users/o.leombruni/Local_Docs/PersonalDev/logs/logs/ff/128/aggregate.csv"/>
            <text:p>1907652</text:p>
          </table:table-cell>
          <table:table-cell table:number-columns-repeated="16383" table:style-name="ce1"/>
        </table:table-row>
        <table:table-row table:style-name="ro1">
          <table:table-cell office:value-type="float" office:value="1955886" table:style-name="ce1">
            <text:p>1955886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3300005" table:formula="of:=MAX($$aggregate)" table:style-name="ce1">
            <text:p>3300005</text:p>
          </table:table-cell>
          <table:table-cell table:number-columns-repeated="16380"/>
        </table:table-row>
        <table:table-row table:style-name="ro1">
          <table:table-cell office:value-type="float" office:value="1880316" table:style-name="ce1">
            <text:p>1880316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1865149" table:formula="of:=MIN($$aggregate)" table:style-name="ce1">
            <text:p>1865149</text:p>
          </table:table-cell>
          <table:table-cell table:number-columns-repeated="16380"/>
        </table:table-row>
        <table:table-row table:style-name="ro1">
          <table:table-cell office:value-type="float" office:value="1917963" table:style-name="ce1">
            <text:p>1917963</text:p>
          </table:table-cell>
          <table:table-cell table:number-columns-repeated="16383" table:style-name="ce1"/>
        </table:table-row>
        <table:table-row table:style-name="ro1">
          <table:table-cell office:value-type="float" office:value="3300005" table:style-name="ce1">
            <text:p>3300005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15290525" table:formula="of:=(SUM($$aggregate) - SUM([.D2:.D3]))" table:style-name="ce1">
            <text:p>15290525</text:p>
          </table:table-cell>
          <table:table-cell table:number-columns-repeated="16380"/>
        </table:table-row>
        <table:table-row table:style-name="ro1">
          <table:table-cell office:value-type="float" office:value="1904936" table:style-name="ce1">
            <text:p>190493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911315.625" table:formula="of:=[.D5]/8" table:style-name="ce2">
            <text:p>1911316</text:p>
          </table:table-cell>
          <table:table-cell table:number-columns-repeated="16380"/>
        </table:table-row>
        <table:table-row table:style-name="ro1">
          <table:table-cell office:value-type="float" office:value="1911836" table:style-name="ce1">
            <text:p>1911836</text:p>
          </table:table-cell>
          <table:table-cell table:number-columns-repeated="16383" table:style-name="ce1"/>
        </table:table-row>
        <table:table-row table:style-name="ro1">
          <table:table-cell office:value-type="float" office:value="1930481" table:style-name="ce1">
            <text:p>1930481</text:p>
          </table:table-cell>
          <table:table-cell table:number-columns-repeated="16383" table:style-name="ce1"/>
        </table:table-row>
        <table:table-row table:style-name="ro1">
          <table:table-cell office:value-type="float" office:value="1865149" table:style-name="ce1">
            <text:p>1865149</text:p>
          </table:table-cell>
          <table:table-cell table:number-columns-repeated="16383" table:style-name="ce1"/>
        </table:table-row>
        <table:table-row table:style-name="ro1">
          <table:table-cell office:value-type="float" office:value="1881455" table:style-name="ce1">
            <text:p>1881455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128_threads.$A$1:128_threads.$A$10" table:base-cell-address="128_threads.$A$1"/>
          <table:named-range table:name="aggregate_1" table:cell-range-address="128_threads.$A$1:128_threads.$A$10" table:base-cell-address="128_threads.$A$1"/>
        </table:named-expressions>
      </table:table>
      <table:table table:name="256_threads" table:style-name="ta2">
        <table:table-column table:style-name="co10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630029" table:style-name="ce1">
            <table:cell-range-source table:name="aggregate9" table:last-column-spanned="1" table:last-row-spanned="10" xlink:href="/Users/o.leombruni/Local_Docs/PersonalDev/logs/logs/ff/256/aggregate.csv"/>
            <text:p>2630029</text:p>
          </table:table-cell>
          <table:table-cell table:number-columns-repeated="16383" table:style-name="ce1"/>
        </table:table-row>
        <table:table-row table:style-name="ro1">
          <table:table-cell office:value-type="float" office:value="2651695" table:style-name="ce1">
            <text:p>2651695</text:p>
          </table:table-cell>
          <table:table-cell table:style-name="ce1"/>
          <table:table-cell office:value-type="string" table:style-name="ce1">
            <text:p>Maximum</text:p>
          </table:table-cell>
          <table:table-cell office:value-type="float" office:value="3456220" table:formula="of:=MAX($$aggregate)" table:style-name="ce1">
            <text:p>3456220</text:p>
          </table:table-cell>
          <table:table-cell table:number-columns-repeated="16380"/>
        </table:table-row>
        <table:table-row table:style-name="ro1">
          <table:table-cell office:value-type="float" office:value="2622289" table:style-name="ce1">
            <text:p>2622289</text:p>
          </table:table-cell>
          <table:table-cell table:style-name="ce1"/>
          <table:table-cell office:value-type="string" table:style-name="ce1">
            <text:p>Minimum</text:p>
          </table:table-cell>
          <table:table-cell office:value-type="float" office:value="2604803" table:formula="of:=MIN($$aggregate)" table:style-name="ce1">
            <text:p>2604803</text:p>
          </table:table-cell>
          <table:table-cell table:number-columns-repeated="16380"/>
        </table:table-row>
        <table:table-row table:style-name="ro1">
          <table:table-cell office:value-type="float" office:value="2710486" table:style-name="ce1">
            <text:p>2710486</text:p>
          </table:table-cell>
          <table:table-cell table:number-columns-repeated="16383" table:style-name="ce1"/>
        </table:table-row>
        <table:table-row table:style-name="ro1">
          <table:table-cell office:value-type="float" office:value="3456220" table:style-name="ce1">
            <text:p>3456220</text:p>
          </table:table-cell>
          <table:table-cell table:style-name="ce1"/>
          <table:table-cell office:value-type="string" table:style-name="ce1">
            <text:p>Sum w/o outliers</text:p>
          </table:table-cell>
          <table:table-cell office:value-type="float" office:value="21219046" table:formula="of:=(SUM($$aggregate) - SUM([.D2:.D3]))" table:style-name="ce1">
            <text:p>21219046</text:p>
          </table:table-cell>
          <table:table-cell table:number-columns-repeated="16380"/>
        </table:table-row>
        <table:table-row table:style-name="ro1">
          <table:table-cell office:value-type="float" office:value="2670605" table:style-name="ce1">
            <text:p>267060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652380.75" table:formula="of:=[.D5]/8" table:style-name="ce2">
            <text:p>2652381</text:p>
          </table:table-cell>
          <table:table-cell table:number-columns-repeated="16380"/>
        </table:table-row>
        <table:table-row table:style-name="ro1">
          <table:table-cell office:value-type="float" office:value="2646411" table:style-name="ce1">
            <text:p>2646411</text:p>
          </table:table-cell>
          <table:table-cell table:number-columns-repeated="16383" table:style-name="ce1"/>
        </table:table-row>
        <table:table-row table:style-name="ro1">
          <table:table-cell office:value-type="float" office:value="2678633" table:style-name="ce1">
            <text:p>2678633</text:p>
          </table:table-cell>
          <table:table-cell table:number-columns-repeated="16383" table:style-name="ce1"/>
        </table:table-row>
        <table:table-row table:style-name="ro1">
          <table:table-cell office:value-type="float" office:value="2604803" table:style-name="ce1">
            <text:p>2604803</text:p>
          </table:table-cell>
          <table:table-cell table:number-columns-repeated="16383" table:style-name="ce1"/>
        </table:table-row>
        <table:table-row table:style-name="ro1">
          <table:table-cell office:value-type="float" office:value="2608898" table:style-name="ce1">
            <text:p>2608898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  <table:named-expressions>
          <table:named-range table:name="aggregate" table:cell-range-address="256_threads.$A$1:256_threads.$A$10" table:base-cell-address="256_threads.$A$1"/>
          <table:named-range table:name="aggregate_1" table:cell-range-address="256_threads.$A$1:256_threads.$A$10" table:base-cell-address="256_threads.$A$1"/>
        </table:named-expressions>
      </table:table>
      <table:table table:name="Performance" table:style-name="ta2">
        <table:table-column table:style-name="co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reads</text:p>
          </table:table-cell>
          <table:table-cell office:value-type="string" table:style-name="ce1">
            <text:p>Time elapsed</text:p>
          </table:table-cell>
          <table:table-cell office:value-type="string" table:style-name="ce1">
            <text:p>Speedup</text:p>
          </table:table-cell>
          <table:table-cell office:value-type="string" table:style-name="ce1">
            <text:p>Scalability</text:p>
          </table:table-cell>
          <table:table-cell office:value-type="string" table:style-name="ce1">
            <text:p>Efficiency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70799765.875" table:formula="of:=['0_threads'.D6]" table:style-name="ce2">
            <text:p>7079976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44949548.5" table:formula="of:=['1_thread'.D6]" table:style-name="ce2">
            <text:p>144949549</text:p>
          </table:table-cell>
          <table:table-cell office:value-type="float" office:value="0.48844419736153921" table:formula="of:=[.C3]/[.C4]" table:style-name="ce1">
            <text:p>0,488444197</text:p>
          </table:table-cell>
          <table:table-cell office:value-type="float" office:value="1" table:formula="of:=[.C4]/[.C4]" table:style-name="ce1">
            <text:p>1</text:p>
          </table:table-cell>
          <table:table-cell office:value-type="float" office:value="0.48844419736153921" table:formula="of:=[.D4]/[.B4]" table:style-name="ce1">
            <text:p>0,48844419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formula="of:=[.B4]*2" table:style-name="ce1">
            <text:p>2</text:p>
          </table:table-cell>
          <table:table-cell office:value-type="float" office:value="72127584.5" table:formula="of:=['2_threads'.D6]" table:style-name="ce2">
            <text:p>72127585</text:p>
          </table:table-cell>
          <table:table-cell office:value-type="float" office:value="0.98159069606718907" table:formula="of:=[.C3]/[.C5]" table:style-name="ce1">
            <text:p>0,981590696</text:p>
          </table:table-cell>
          <table:table-cell office:value-type="float" office:value="2.0096271004333994" table:formula="of:=[.C4]/[.C5]" table:style-name="ce1">
            <text:p>2,0096271</text:p>
          </table:table-cell>
          <table:table-cell office:value-type="float" office:value="0.49079534803359454" table:formula="of:=[.D5]/[.B5]" table:style-name="ce1">
            <text:p>0,49079534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formula="of:=[.B5]*2" table:style-name="ce1">
            <text:p>4</text:p>
          </table:table-cell>
          <table:table-cell office:value-type="float" office:value="36708281" table:formula="of:=['4_threads'.D6]" table:style-name="ce2">
            <text:p>36708281</text:p>
          </table:table-cell>
          <table:table-cell office:value-type="float" office:value="1.928713738325148" table:formula="of:=[.C3]/[.C6]" table:style-name="ce1">
            <text:p>1,928713738</text:p>
          </table:table-cell>
          <table:table-cell office:value-type="float" office:value="3.9486879949513298" table:formula="of:=[.C4]/[.C6]" table:style-name="ce1">
            <text:p>3,948687995</text:p>
          </table:table-cell>
          <table:table-cell office:value-type="float" office:value="0.48217843458128701" table:formula="of:=[.D6]/[.B6]" table:style-name="ce1">
            <text:p>0,48217843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table:formula="of:=[.B6]*2" table:style-name="ce1">
            <text:p>8</text:p>
          </table:table-cell>
          <table:table-cell office:value-type="float" office:value="18401178.75" table:formula="of:=['8_threads'.D6]" table:style-name="ce2">
            <text:p>18401179</text:p>
          </table:table-cell>
          <table:table-cell office:value-type="float" office:value="3.8475668780186161" table:formula="of:=[.C3]/[.C7]" table:style-name="ce1">
            <text:p>3,847566878</text:p>
          </table:table-cell>
          <table:table-cell office:value-type="float" office:value="7.8771882208904689" table:formula="of:=[.C4]/[.C7]" table:style-name="ce1">
            <text:p>7,877188221</text:p>
          </table:table-cell>
          <table:table-cell office:value-type="float" office:value="0.48094585975232701" table:formula="of:=[.D7]/[.B7]" table:style-name="ce1">
            <text:p>0,4809458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table:formula="of:=[.B7]*2" table:style-name="ce1">
            <text:p>16</text:p>
          </table:table-cell>
          <table:table-cell office:value-type="float" office:value="9347124.75" table:formula="of:=['16_threads'.D6]" table:style-name="ce2">
            <text:p>9347125</text:p>
          </table:table-cell>
          <table:table-cell office:value-type="float" office:value="7.5744967322705303" table:formula="of:=[.C3]/[.C8]" table:style-name="ce1">
            <text:p>7,574496732</text:p>
          </table:table-cell>
          <table:table-cell office:value-type="float" office:value="15.507394239068008" table:formula="of:=[.C4]/[.C8]" table:style-name="ce1">
            <text:p>15,50739424</text:p>
          </table:table-cell>
          <table:table-cell office:value-type="float" office:value="0.47340604576690815" table:formula="of:=[.D8]/[.B8]" table:style-name="ce1">
            <text:p>0,47340604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" table:formula="of:=[.B8]*2" table:style-name="ce1">
            <text:p>32</text:p>
          </table:table-cell>
          <table:table-cell office:value-type="float" office:value="4743855.75" table:formula="of:=['32_threads'.D6]" table:style-name="ce2">
            <text:p>4743856</text:p>
          </table:table-cell>
          <table:table-cell office:value-type="float" office:value="14.924519126661894" table:formula="of:=[.C3]/[.C9]" table:style-name="ce1">
            <text:p>14,92451913</text:p>
          </table:table-cell>
          <table:table-cell office:value-type="float" office:value="30.555218400137903" table:formula="of:=[.C4]/[.C9]" table:style-name="ce1">
            <text:p>30,5552184</text:p>
          </table:table-cell>
          <table:table-cell office:value-type="float" office:value="0.46639122270818417" table:formula="of:=[.D9]/[.B9]" table:style-name="ce1">
            <text:p>0,46639122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4" table:formula="of:=[.B9]*2" table:style-name="ce1">
            <text:p>64</text:p>
          </table:table-cell>
          <table:table-cell office:value-type="float" office:value="2850420.25" table:formula="of:=['64_threads'.D6]" table:style-name="ce2">
            <text:p>2850420</text:p>
          </table:table-cell>
          <table:table-cell office:value-type="float" office:value="24.838360545256442" table:formula="of:=[.C3]/[.C10]" table:style-name="ce1">
            <text:p>24,83836055</text:p>
          </table:table-cell>
          <table:table-cell office:value-type="float" office:value="50.851992263246096" table:formula="of:=[.C4]/[.C10]" table:style-name="ce1">
            <text:p>50,85199226</text:p>
          </table:table-cell>
          <table:table-cell office:value-type="float" office:value="0.38809938351963191" table:formula="of:=[.D10]/[.B10]" table:style-name="ce1">
            <text:p>0,38809938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8" table:formula="of:=[.B10]*2" table:style-name="ce1">
            <text:p>128</text:p>
          </table:table-cell>
          <table:table-cell office:value-type="float" office:value="1911315.625" table:formula="of:=['128_threads'.D6]" table:style-name="ce2">
            <text:p>1911316</text:p>
          </table:table-cell>
          <table:table-cell office:value-type="float" office:value="37.042425096587593" table:formula="of:=[.C3]/[.C11]" table:style-name="ce1">
            <text:p>37,0424251</text:p>
          </table:table-cell>
          <table:table-cell office:value-type="float" office:value="75.837578369611251" table:formula="of:=[.C4]/[.C11]" table:style-name="ce1">
            <text:p>75,83757837</text:p>
          </table:table-cell>
          <table:table-cell office:value-type="float" office:value="0.28939394606709057" table:formula="of:=[.D11]/[.B11]" table:style-name="ce1">
            <text:p>0,28939394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6" table:formula="of:=[.B11]*2" table:style-name="ce1">
            <text:p>256</text:p>
          </table:table-cell>
          <table:table-cell office:value-type="float" office:value="2652380.75" table:formula="of:=['256_threads'.D6]" table:style-name="ce2">
            <text:p>2652381</text:p>
          </table:table-cell>
          <table:table-cell office:value-type="float" office:value="26.692911971631524" table:formula="of:=[.C3]/[.C12]" table:style-name="ce1">
            <text:p>26,69291197</text:p>
          </table:table-cell>
          <table:table-cell office:value-type="float" office:value="54.648846512703727" table:formula="of:=[.C4]/[.C12]" table:style-name="ce1">
            <text:p>54,64884651</text:p>
          </table:table-cell>
          <table:table-cell office:value-type="float" office:value="0.10426918738918564" table:formula="of:=[.D12]/[.B12]" table:style-name="ce1">
            <text:p>0,104269187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named-expressions>
        <table:named-range table:name="de" table:cell-range-address="1_thread.$A$1:1_thread.$A$10" table:base-cell-address="1_thread.$A$1"/>
        <table:named-range table:name="de_de" table:cell-range-address="2_threads.$A$1:2_threads.$A$10" table:base-cell-address="2_thread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09</meta:generator>
    <meta:initial-creator>ORLANDO LEOMBRUNI</meta:initial-creator>
    <dc:creator>ORLANDO LEOMBRUNI</dc:creator>
    <meta:creation-date>2018-07-22T20:25:33Z</meta:creation-date>
    <dc:date>2018-07-22T21:22:32Z</dc:date>
  </office:meta>
</office:document-meta>
</file>